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2" office:value-type="string" calcext:value-type="string">
            <text:p>Yy means direct → gui updates also done</text:p>
          </table:table-cell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6:17:44.250084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1-06T19:39:36.109402707</dc:date>
    <meta:editing-duration>P2DT21H55M52S</meta:editing-duration>
    <meta:editing-cycles>240</meta:editing-cycles>
    <meta:generator>LibreOffice/5.2.2.2.0$Linux_X86_64 LibreOffice_project/20m0$Build-2</meta:generator>
    <meta:document-statistic meta:table-count="1" meta:cell-count="3256" meta:object-count="0"/>
  </office:meta>
</office:document-meta>
</file>